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Segoe UI&quot;" svg:font-family="'&quot;Segoe UI&quot;'"/>
    <style:font-face style:name="'Segoe UI'" svg:font-family="''Segoe UI''"/>
    <style:font-face style:name="Arial" svg:font-family="Arial"/>
    <style:font-face style:name="Cambria" svg:font-family="Cambria"/>
    <style:font-face style:name="Inherit" svg:font-family="Inherit"/>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3pt"/>
    </style:style>
    <style:style style:name="co2" style:family="table-column">
      <style:table-column-properties fo:break-before="auto" style:column-width="173.25pt"/>
    </style:style>
    <style:style style:name="co3" style:family="table-column">
      <style:table-column-properties fo:break-before="auto" style:column-width="173.99pt"/>
    </style:style>
    <style:style style:name="co4" style:family="table-column">
      <style:table-column-properties fo:break-before="auto" style:column-width="165pt"/>
    </style:style>
    <style:style style:name="co5" style:family="table-column">
      <style:table-column-properties fo:break-before="auto" style:column-width="91.5pt"/>
    </style:style>
    <style:style style:name="co6" style:family="table-column">
      <style:table-column-properties fo:break-before="auto" style:column-width="157.49pt"/>
    </style:style>
    <style:style style:name="co7" style:family="table-column">
      <style:table-column-properties fo:break-before="auto" style:column-width="90pt"/>
    </style:style>
    <style:style style:name="co8" style:family="table-column">
      <style:table-column-properties fo:break-before="auto" style:column-width="303.76pt"/>
    </style:style>
    <style:style style:name="co9" style:family="table-column">
      <style:table-column-properties fo:break-before="auto" style:column-width="203.24pt"/>
    </style:style>
    <style:style style:name="co10" style:family="table-column">
      <style:table-column-properties fo:break-before="auto" style:column-width="180.74pt"/>
    </style:style>
    <style:style style:name="co11" style:family="table-column">
      <style:table-column-properties fo:break-before="auto" style:column-width="191.99pt"/>
    </style:style>
    <style:style style:name="co12" style:family="table-column">
      <style:table-column-properties fo:break-before="auto" style:column-width="60.01pt"/>
    </style:style>
    <style:style style:name="co13" style:family="table-column">
      <style:table-column-properties fo:break-before="auto" style:column-width="58.51pt"/>
    </style:style>
    <style:style style:name="co14" style:family="table-column">
      <style:table-column-properties fo:break-before="auto" style:column-width="51.7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14.75pt" fo:break-before="auto" style:use-optimal-row-height="false"/>
    </style:style>
    <style:style style:name="ta1" style:family="table" style:master-page-name="PageStyle_5f_En_20_-_3e__20_Ru">
      <style:table-properties table:display="true" style:writing-mode="lr-tb"/>
    </style:style>
    <style:style style:name="ta2" style:family="table" style:master-page-name="PageStyle_5f_Ru_20_-_3e__20_En">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b008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21]))&gt;0)" style:apply-style-name="ConditionalStyle_5f_1" style:base-cell-address="'En -&gt; Ru'.A21"/>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Segoe UI&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555555" style:text-outline="false" style:text-line-through-style="none" style:text-line-through-type="none" style:font-name="&quot;Segoe UI&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555555" style:text-outline="false" style:text-line-through-style="none" style:text-line-through-type="none" style:font-name="'Segoe U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555555" style:text-outline="false" style:text-line-through-style="none" style:text-line-through-type="none" style:font-name="&quot;Segoe UI&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212121"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ackground-color="#ff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555555" style:text-outline="false" style:text-line-through-style="none" style:text-line-through-type="none" style:font-name="&quot;Segoe UI&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5f5f5"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 -&gt; Ru"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number-columns-repeated="1016" table:default-cell-style-name="Default"/>
        <table:table-row table:style-name="ro1">
          <table:table-cell table:style-name="ce1" office:value-type="string" calcext:value-type="string">
            <text:p>Source</text:p>
          </table:table-cell>
          <table:table-cell table:style-name="ce1" office:value-type="string" calcext:value-type="string">
            <text:p>Bing </text:p>
          </table:table-cell>
          <table:table-cell table:style-name="ce1" office:value-type="string" calcext:value-type="string">
            <text:p>Google</text:p>
          </table:table-cell>
          <table:table-cell table:style-name="ce1" office:value-type="string" calcext:value-type="string">
            <text:p>Yandex</text:p>
          </table:table-cell>
          <table:table-cell table:style-name="ce1" office:value-type="string" calcext:value-type="string">
            <text:p>Best</text:p>
          </table:table-cell>
          <table:table-cell table:style-name="ce1" office:value-type="string" calcext:value-type="string">
            <text:p>Middle</text:p>
          </table:table-cell>
          <table:table-cell table:style-name="ce1" office:value-type="string" calcext:value-type="string">
            <text:p>Worst</text:p>
          </table:table-cell>
          <table:table-cell table:style-name="ce1" office:value-type="string" calcext:value-type="string">
            <text:p>Why?</text:p>
          </table:table-cell>
          <table:table-cell table:style-name="ce3" table:number-columns-repeated="4"/>
          <table:table-cell table:number-columns-repeated="1012"/>
        </table:table-row>
        <table:table-row table:style-name="ro1">
          <table:table-cell table:style-name="ce2" office:value-type="string" calcext:value-type="string">
            <text:p>The aircraft was to be powered by a turbo-supercharged engine.</text:p>
          </table:table-cell>
          <table:table-cell table:style-name="ce10" office:value-type="string" calcext:value-type="string">
            <text:p>Самолет был быть двигателем турбо наддувом.</text:p>
          </table:table-cell>
          <table:table-cell table:style-name="ce10" office:value-type="string" calcext:value-type="string">
            <text:p>Самолет должен был быть оснащен турбонаддувом.</text:p>
          </table:table-cell>
          <table:table-cell table:style-name="ce10" office:value-type="string" calcext:value-type="string">
            <text:p>Самолет должен был быть оснащен турбо-наддувом двигателя.</text:p>
          </table:table-cell>
          <table:table-cell table:style-name="ce10" office:value-type="string" calcext:value-type="string">
            <text:p>ww</text:p>
          </table:table-cell>
          <table:table-cell table:style-name="ce10" office:value-type="string" calcext:value-type="string">
            <text:p>?</text:p>
          </table:table-cell>
          <table:table-cell table:style-name="ce10" office:value-type="string" calcext:value-type="string">
            <text:p>B</text:p>
          </table:table-cell>
          <table:table-cell table:style-name="ce10" office:value-type="string" calcext:value-type="string">
            <text:p>Bing drops information</text:p>
          </table:table-cell>
          <table:table-cell table:style-name="ce3" table:number-columns-repeated="4"/>
          <table:table-cell table:number-columns-repeated="1012"/>
        </table:table-row>
        <table:table-row table:style-name="ro1">
          <table:table-cell table:style-name="ce3" office:value-type="string" calcext:value-type="string">
            <text:p>The dog was bitten by a behemoth.</text:p>
          </table:table-cell>
          <table:table-cell table:style-name="ce3" office:value-type="string" calcext:value-type="string">
            <text:p>Собака укусила Бегемот.</text:p>
          </table:table-cell>
          <table:table-cell table:style-name="ce17" office:value-type="string" calcext:value-type="string">
            <text:p>Собака укусила бегемот.</text:p>
          </table:table-cell>
          <table:table-cell table:style-name="ce3" office:value-type="string" calcext:value-type="string">
            <text:p>Собаку укусил Бегемот.</text:p>
          </table:table-cell>
          <table:table-cell table:style-name="ce3" office:value-type="string" calcext:value-type="string">
            <text:p>Y</text:p>
          </table:table-cell>
          <table:table-cell table:number-columns-repeated="2" table:style-name="ce3" office:value-type="string" calcext:value-type="string">
            <text:p>G,B</text:p>
          </table:table-cell>
          <table:table-cell table:style-name="ce3" office:value-type="string" calcext:value-type="string">
            <text:p>Bing doesn't know some words. Google missed the word agreement </text:p>
          </table:table-cell>
          <table:table-cell table:style-name="ce3" table:number-columns-repeated="4"/>
          <table:table-cell table:number-columns-repeated="1012"/>
        </table:table-row>
        <table:table-row table:style-name="ro1">
          <table:table-cell table:style-name="ce3" office:value-type="string" calcext:value-type="string">
            <text:p>When the trebuchet is fired, the weight box is permitted to fall and the force of gravity causes rotational acceleration of the attached throwing arm around the axle.</text:p>
          </table:table-cell>
          <table:table-cell table:style-name="ce3" office:value-type="string" calcext:value-type="string">
            <text:p>При срабатывании trebuchet, Поле веса разрешается падать и силы тяжести вызывает ускорение прилагаемый бросать руку вокруг axle</text:p>
          </table:table-cell>
          <table:table-cell table:style-name="ce3" office:value-type="string" calcext:value-type="string">
            <text:p>Когда трещут выстрелили, весовой ящик разрешается падать, а сила тяжести вызывает ускорение вращения присоединенного метательного рычага вокруг оси</text:p>
          </table:table-cell>
          <table:table-cell table:style-name="ce3" office:value-type="string" calcext:value-type="string">
            <text:p>Когда требюше стреляют, вес коробки допускать падения и сила тяжести вызывает ускорение вращения подключенных бросали руки вокруг оси</text:p>
          </table:table-cell>
          <table:table-cell table:style-name="ce3" office:value-type="string" calcext:value-type="string">
            <text:p>?</text:p>
          </table:table-cell>
          <table:table-cell table:style-name="ce3" office:value-type="string" calcext:value-type="string">
            <text:p>G,Y</text:p>
          </table:table-cell>
          <table:table-cell table:style-name="ce3" office:value-type="string" calcext:value-type="string">
            <text:p>B</text:p>
          </table:table-cell>
          <table:table-cell table:style-name="ce3" table:number-columns-repeated="5"/>
          <table:table-cell table:number-columns-repeated="1012"/>
        </table:table-row>
        <table:table-row table:style-name="ro1">
          <table:table-cell table:style-name="ce4" office:value-type="string" calcext:value-type="string">
            <text:p>Its research covers a range of fields from, for example, Algebra and Number Theory to the applications of mathematics to industry, climate, and the brain.</text:p>
          </table:table-cell>
          <table:table-cell table:style-name="ce11" office:value-type="string" calcext:value-type="string">
            <text:p>Его исследования охватывает диапазон полей, например, алгебра и теория чисел к применениям математики к промышленности, климата и мозг.</text:p>
          </table:table-cell>
          <table:table-cell table:style-name="ce3" office:value-type="string" calcext:value-type="string">
            <text:p>Его исследования охватывают целый ряд областей, от, например, алгебры и теории чисел до приложений математики для промышленности, климата и мозга.</text:p>
          </table:table-cell>
          <table:table-cell table:style-name="ce3" office:value-type="string" calcext:value-type="string">
            <text:p>Его исследования охватывают широкий спектр областей, например, алгебре и теории чисел к применению математики в промышленности, климата, и мозг.</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Google did not drop the "from...to..." structure, yandex has better lexical choice compared to bing</text:p>
          </table:table-cell>
          <table:table-cell table:style-name="ce3" table:number-columns-repeated="4"/>
          <table:table-cell table:number-columns-repeated="1012"/>
        </table:table-row>
        <table:table-row table:style-name="ro1">
          <table:table-cell table:style-name="ce5" office:value-type="string" calcext:value-type="string">
            <text:p>We state that the sociopolitical construction that is killing Russia and has now bound the citizens of our country has one architect, one custodian, and one guardian.</text:p>
          </table:table-cell>
          <table:table-cell table:style-name="ce3" office:value-type="string" calcext:value-type="string">
            <text:p>Мы заявить, что общественно строительство, которое убивает России и теперь связан граждан нашей страны имеет один архитектор, одного хранителя и один guardian.</text:p>
          </table:table-cell>
          <table:table-cell table:style-name="ce3" office:value-type="string" calcext:value-type="string">
            <text:p>Мы заявляем, что социально-политическое строительство, которое убивает Россию и в настоящее время связано с гражданами нашей страны, имеет одного архитектора, одного хранителя и одного опекуна.</text:p>
          </table:table-cell>
          <table:table-cell table:style-name="ce3" office:value-type="string" calcext:value-type="string">
            <text:p>Мы констатируем, что социально-политическая конструкция, которая убивает Россию, а теперь связали граждан нашей страны, один архитектор, один из хранителей, и один опекун.</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Better morphology</text:p>
          </table:table-cell>
          <table:table-cell table:style-name="ce3" table:number-columns-repeated="4"/>
          <table:table-cell table:number-columns-repeated="1012"/>
        </table:table-row>
        <table:table-row table:style-name="ro1">
          <table:table-cell table:style-name="ce3" office:value-type="string" calcext:value-type="string">
            <text:p>As a teenager, McNamara was discovered when modeling agent John Robert Powers saw photos of her taken at a friend's home.</text:p>
          </table:table-cell>
          <table:table-cell table:style-name="ce3" office:value-type="string" calcext:value-type="string">
            <text:p>Будучи подростком был обнаружен Макнамара, когда моделирования агент Джон Роберт полномочия увидел фотографии ее получения в другом доме.</text:p>
          </table:table-cell>
          <table:table-cell table:style-name="ce3" office:value-type="string" calcext:value-type="string">
            <text:p>В подростковом возрасте Макнамара был обнаружен, когда модельный агент Джон Роберт Пауэрс увидел фотографии ее в доме друга.</text:p>
          </table:table-cell>
          <table:table-cell table:style-name="ce3" office:value-type="string" calcext:value-type="string">
            <text:p>Будучи подростком, Макнамара был обнаружен при моделировании агент Джон Роберт Пауэрс увидел фотографии ее дома у друга.</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Bing sucks, yandex a little bit better. But they are far away from the best google.</text:p>
          </table:table-cell>
          <table:table-cell table:style-name="ce3" table:number-columns-repeated="4"/>
          <table:table-cell table:number-columns-repeated="1012"/>
        </table:table-row>
        <table:table-row table:style-name="ro1">
          <table:table-cell table:style-name="ce4" office:value-type="string" calcext:value-type="string">
            <text:p>It is intended to allow enterprise administrators to provide users with an imaged version of Windows that reflects the corporate desktop.</text:p>
          </table:table-cell>
          <table:table-cell table:style-name="ce11" office:value-type="string" calcext:value-type="string">
            <text:p>Он предназначен для позволяют администраторам предприятия для предоставления пользователям с версией образа Windows, который отражает корпоративных настольных.</text:p>
          </table:table-cell>
          <table:table-cell table:style-name="ce3" office:value-type="string" calcext:value-type="string">
            <text:p>Он предназначен для того, чтобы позволить администраторам предприятия предоставлять пользователям визуализированную версию Windows, отражающую корпоративный рабочий стол.</text:p>
          </table:table-cell>
          <table:table-cell table:style-name="ce3" office:value-type="string" calcext:value-type="string">
            <text:p>Он предназначен, чтобы позволить администраторам, чтобы предоставить пользователям с образов системы Windows, которая отражает корпоративные рабочего стола.</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Bing has a problems with morphology. Also Yandex.</text:p>
          </table:table-cell>
          <table:table-cell table:style-name="ce3" table:number-columns-repeated="4"/>
          <table:table-cell table:number-columns-repeated="1012"/>
        </table:table-row>
        <table:table-row table:style-name="ro1">
          <table:table-cell table:style-name="ce3" office:value-type="string" calcext:value-type="string">
            <text:p>Obi-Wan's investigation leads him to the remote ocean planet Kamino, where he discovers an army of clones is being produced for the Republic, with bounty hunter Jango Fett serving as their genetic template.</text:p>
          </table:table-cell>
          <table:table-cell table:style-name="ce3" office:value-type="string" calcext:value-type="string">
            <text:p>Оби-Ван расследование приводит его к удаленной океана планеты Камино, где он обнаруживает армию клонов производится для Республики, с охотник за головами Джанго Фетт служит их генетический шаблон.</text:p>
          </table:table-cell>
          <table:table-cell table:style-name="ce3" office:value-type="string" calcext:value-type="string">
            <text:p>Расследование Оби-Вана приводит его к отдаленной океанской планете Камино, где он обнаруживает, что в республике производится армия клонов, где охотник за головами Джанго Фетт служит их генетическим шаблоном.</text:p>
          </table:table-cell>
          <table:table-cell table:style-name="ce3" office:value-type="string" calcext:value-type="string">
            <text:p>Расследование Оби-Ван ведет его к удаленному океана, планета Камино, где он обнаруживает армию клонов, производимых в республике, с охотником за головами Джанго Феттом, выступающей в качестве их генетический шаблон.</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Bing sucks, yandex a little bit better. But they are far away from the best google again.</text:p>
          </table:table-cell>
          <table:table-cell table:style-name="ce3" table:number-columns-repeated="4"/>
          <table:table-cell table:number-columns-repeated="1012"/>
        </table:table-row>
        <table:table-row table:style-name="ro1">
          <table:table-cell table:style-name="ce3" office:value-type="string" calcext:value-type="string">
            <text:p>James, while John had had "had", had had "had had"; "had had" had had a better effect on the teacher.</text:p>
          </table:table-cell>
          <table:table-cell table:style-name="ce3" office:value-type="string" calcext:value-type="string">
            <text:p>Джеймс, в то время как Джон имел «был», имел «имел»; «имел» лучше отразилось на учителя.</text:p>
          </table:table-cell>
          <table:table-cell table:style-name="ce3" office:value-type="string" calcext:value-type="string">
            <text:p>Джеймс, в то время как Джон «имел», «имел»; «Оказал» лучший эффект на учителя.</text:p>
          </table:table-cell>
          <table:table-cell table:style-name="ce3" office:value-type="string" calcext:value-type="string">
            <text:p>Джеймс, в то время как Джон имел "имел", имел "имел"; "имел", имел лучший эффект на учителя.</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G</text:p>
          </table:table-cell>
          <table:table-cell table:style-name="ce3" office:value-type="string" calcext:value-type="string">
            <text:p>Yandex gives a very precise, literal translation. Bing fails to preserve one of the words, but preserves structure. Google fails at preserving structure.</text:p>
          </table:table-cell>
          <table:table-cell table:style-name="ce3" table:number-columns-repeated="4"/>
          <table:table-cell table:number-columns-repeated="1012"/>
        </table:table-row>
        <table:table-row table:style-name="ro1">
          <table:table-cell table:style-name="ce3" office:value-type="string" calcext:value-type="string">
            <text:p>I have been one acquainted with the night, I have walked out in rain and back in rain</text:p>
          </table:table-cell>
          <table:table-cell table:style-name="ce3"/>
          <table:table-cell table:style-name="ce3" office:value-type="string" calcext:value-type="string">
            <text:p>Я был знаком с этой ночью, я выходил в дождь и обратно под дождем</text:p>
          </table:table-cell>
          <table:table-cell table:style-name="ce3" office:value-type="string" calcext:value-type="string">
            <text:p>У меня был один знакомы с ночью, я вышел в дождь и обратно в дождь</text:p>
          </table:table-cell>
          <table:table-cell table:style-name="ce3" table:number-columns-repeated="8"/>
          <table:table-cell table:number-columns-repeated="1012"/>
        </table:table-row>
        <table:table-row table:style-name="ro1">
          <table:table-cell table:style-name="ce3" table:number-columns-repeated="12"/>
          <table:table-cell table:number-columns-repeated="1012"/>
        </table:table-row>
        <table:table-row table:style-name="ro1">
          <table:table-cell table:style-name="ce3" office:value-type="string" calcext:value-type="string">
            <text:p>Progress was hampered by post-war building restrictions, and the effects of inflation on Nuffield's donation led to various cost-saving changes to the plans.</text:p>
          </table:table-cell>
          <table:table-cell table:style-name="ce3" office:value-type="string" calcext:value-type="string">
            <text:p>Прогресс был мешали ограничения послевоенной здания, и последствия инфляции на пожертвование Наффилд в привело к различных экономии измененияв планы.</text:p>
          </table:table-cell>
          <table:table-cell table:style-name="ce3" office:value-type="string" calcext:value-type="string">
            <text:p>Прогрессу мешали ограничения послевоенного строительства, а влияние инфляции на пожертвования Наффилда привело к различным экономичным изменениям планов.</text:p>
          </table:table-cell>
          <table:table-cell table:style-name="ce3" office:value-type="string" calcext:value-type="string">
            <text:p>Прогресс тормозится послевоенные ограничения на строительство, а также влияние инфляции на пожертвование Наффилд привело к различным экономии изменения в планы.</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Google version makes sence at least and sounds very natural, while Yandex gave a bit inconsistent translation and Bing...well..nothing to say</text:p>
          </table:table-cell>
          <table:table-cell table:style-name="ce3" table:number-columns-repeated="4"/>
          <table:table-cell table:number-columns-repeated="1012"/>
        </table:table-row>
        <table:table-row table:style-name="ro1">
          <table:table-cell table:style-name="ce3" office:value-type="string" calcext:value-type="string">
            <text:p>According to Woolf's memoirs, her most vivid childhood memories were not of London but of St Ives, Cornwall, where the family spent every summer until 1895</text:p>
          </table:table-cell>
          <table:table-cell table:style-name="ce3" office:value-type="string" calcext:value-type="string">
            <text:p>По воспоминаниям Вулф в ее самые яркие воспоминания детства были не из Лондона, но St Ives, Корнуолл, где семья провела каждое лето до 1895</text:p>
          </table:table-cell>
          <table:table-cell table:style-name="ce3" office:value-type="string" calcext:value-type="string">
            <text:p>По воспоминаниям Вулфа, ее самые яркие воспоминания о детстве были не в Лондоне, а в Сент-Ивсе, Корнуолл, где семья проводила каждое лето до 1895 года</text:p>
          </table:table-cell>
          <table:table-cell table:style-name="ce3" office:value-type="string" calcext:value-type="string">
            <text:p>По воспоминаниям Вулф, ее самые яркие детские воспоминания были не из Лондона, но Сент-Айвс, Корнуолл, где семья каждое лето проводила до 1895 г.</text:p>
          </table:table-cell>
          <table:table-cell table:style-name="ce3" office:value-type="string" calcext:value-type="string">
            <text:p>Y</text:p>
          </table:table-cell>
          <table:table-cell table:style-name="ce3" office:value-type="string" calcext:value-type="string">
            <text:p>G</text:p>
          </table:table-cell>
          <table:table-cell table:style-name="ce3" office:value-type="string" calcext:value-type="string">
            <text:p>B</text:p>
          </table:table-cell>
          <table:table-cell table:style-name="ce3" office:value-type="string" calcext:value-type="string">
            <text:p>Google was not able to detect the gender despite the fact that "hers" is near. Google's phrase is more natural, but alterates the meaning. Bing has <text:s/>strange mistakes(e.g. )</text:p>
          </table:table-cell>
          <table:table-cell table:style-name="ce3" table:number-columns-repeated="4"/>
          <table:table-cell table:number-columns-repeated="1012"/>
        </table:table-row>
        <table:table-row table:style-name="ro1">
          <table:table-cell table:style-name="ce3" office:value-type="string" calcext:value-type="string">
            <text:p>Preserved skin impressions show a mosaic of small scales interrupted by large bumps that lined the sides of the animal.</text:p>
          </table:table-cell>
          <table:table-cell table:style-name="ce3" office:value-type="string" calcext:value-type="string">
            <text:p>Сохранить кожу впечатления шоу Мозаика малых масштабах прерван большие шишки, которые выстроились вдоль стороны животного.</text:p>
          </table:table-cell>
          <table:table-cell table:style-name="ce3" office:value-type="string" calcext:value-type="string">
            <text:p>Сохраненные впечатления кожи показывают мозаику мелких чешуек, прерванную большими шишками, которые выровнены по сторонам животного.</text:p>
          </table:table-cell>
          <table:table-cell table:style-name="ce3" office:value-type="string" calcext:value-type="string">
            <text:p>Сохранились впечатления кожи показывают собой мозаику из мелких масштабах прерван большие шишки, которые выстроились по бокам животного.</text:p>
          </table:table-cell>
          <table:table-cell table:style-name="ce3"/>
          <table:table-cell table:style-name="ce3" office:value-type="string" calcext:value-type="string">
            <text:p>G,Y</text:p>
          </table:table-cell>
          <table:table-cell table:style-name="ce3" table:number-columns-repeated="6"/>
          <table:table-cell table:number-columns-repeated="1012"/>
        </table:table-row>
        <table:table-row table:style-name="ro1">
          <table:table-cell table:style-name="ce3" office:value-type="string" calcext:value-type="string">
            <text:p>Get the right form of fuel, pre and post workout, with Good Food's guide to exercise and nutrition.</text:p>
          </table:table-cell>
          <table:table-cell table:style-name="ce12" office:value-type="string" calcext:value-type="string">
            <text:p>Получить право виде топлива, пред и после тренировки, с хорошей пищи руководство упражнения и питание.</text:p>
          </table:table-cell>
          <table:table-cell table:style-name="ce12" office:value-type="string" calcext:value-type="string">
            <text:p>Получите правильную форму топлива, до и после тренировки, с гидом Good Food для физических упражнений и питания.</text:p>
          </table:table-cell>
          <table:table-cell table:style-name="ce12" office:value-type="string" calcext:value-type="string">
            <text:p>Получить правильный Вид топлива, до и после тренировки, с гидом хорошее питание, чтобы физические упражнения и питание.</text:p>
          </table:table-cell>
          <table:table-cell table:style-name="ce3" table:number-columns-repeated="8"/>
          <table:table-cell table:number-columns-repeated="1012"/>
        </table:table-row>
        <table:table-row table:style-name="ro1">
          <table:table-cell table:style-name="ce6" office:value-type="string" calcext:value-type="string">
            <text:p>Both sides of the campaign have been accused of using divisive and extreme rhetoric, with Erdoğan accusing all 'No' voters of being terrorists siding with the 2016 failed coup plotters</text:p>
          </table:table-cell>
          <table:table-cell table:style-name="ce3" table:number-columns-repeated="11"/>
          <table:table-cell table:number-columns-repeated="1012"/>
        </table:table-row>
        <table:table-row table:style-name="ro1">
          <table:table-cell table:style-name="ce3" table:number-columns-repeated="12"/>
          <table:table-cell table:number-columns-repeated="1012"/>
        </table:table-row>
        <table:table-row table:style-name="ro1">
          <table:table-cell table:style-name="ce7" office:value-type="string" calcext:value-type="string">
            <text:p>Действительный статский советник, арестовавший Суворова, удостоился от последнего изысканных поклонов.</text:p>
          </table:table-cell>
          <table:table-cell table:style-name="ce13" office:value-type="string" calcext:value-type="string">
            <text:p>Valid State Councilor, arresting Suvorov, won from the last fine bows.</text:p>
          </table:table-cell>
          <table:table-cell table:style-name="ce7" office:value-type="string" calcext:value-type="string">
            <text:p>The real state councilor, who arrested Suvorov, was awarded the last exquisite obeisances.</text:p>
          </table:table-cell>
          <table:table-cell table:style-name="ce19" office:value-type="string" calcext:value-type="string">
            <text:p>Actual state Councilor, arrested Suvorov, won the last of fine bows.</text:p>
          </table:table-cell>
          <table:table-cell table:style-name="ce7" office:value-type="string" calcext:value-type="string">
            <text:p>b</text:p>
          </table:table-cell>
          <table:table-cell table:style-name="ce7" office:value-type="string" calcext:value-type="string">
            <text:p>g</text:p>
          </table:table-cell>
          <table:table-cell table:style-name="ce7" office:value-type="string" calcext:value-type="string">
            <text:p>y</text:p>
          </table:table-cell>
          <table:table-cell table:style-name="ce7" office:value-type="string" calcext:value-type="string">
            <text:p>wrong subordination in google</text:p>
          </table:table-cell>
          <table:table-cell table:style-name="ce7" table:number-columns-repeated="4"/>
          <table:table-cell table:style-name="ce20" table:number-columns-repeated="15"/>
          <table:table-cell table:number-columns-repeated="997"/>
        </table:table-row>
        <table:table-row table:style-name="ro1">
          <table:table-cell table:style-name="ce3" office:value-type="string" calcext:value-type="string">
            <text:p>If you spend your days in wasteful meetings, or send emails that create yet more worthless emails in an endless loop, you’ve likely asked yourself that very question.</text:p>
          </table:table-cell>
          <table:table-cell table:style-name="ce14" office:value-type="string" calcext:value-type="string">
            <text:p>Если вы проводите дни в расточительное встреч, или отправить электронную почту, которые создают еще более бесполезной письма в бесконечный цикл, вы вероятно просили себе этот очень вопрос.</text:p>
          </table:table-cell>
          <table:table-cell table:style-name="ce18" office:value-type="string" calcext:value-type="string">
            <text:p>Если вы проводите свои дни на расточительных собраниях или отправляете электронные письма, которые создают бесконечные бесполезные письма в бесконечном цикле, вы наверняка задали себе этот самый вопрос.</text:p>
          </table:table-cell>
          <table:table-cell table:style-name="ce3" office:value-type="string" calcext:value-type="string">
            <text:p>Если вы проводите свои дни в нерациональном собрания, или послать письма, которые создают еще более никчемных сообщений в бесконечном цикле, вы, вероятно, задавали себе этот вопрос.</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Google and yandex translations were pretty similar, but Google preserved grammar a bit better than yandex. Bing treated the sentence as a bunch of words, so the meaning was lost.</text:p>
          </table:table-cell>
          <table:table-cell table:style-name="ce3" table:number-columns-repeated="4"/>
          <table:table-cell table:number-columns-repeated="1012"/>
        </table:table-row>
        <table:table-row table:style-name="ro1">
          <table:table-cell table:style-name="ce8" office:value-type="string" calcext:value-type="string">
            <text:p>Both sides of the campaign have been accused of using divisive and extreme rhetoric, with Erdoğan accusing all 'No' voters of being terrorists siding with the 2016 failed coup plotters</text:p>
          </table:table-cell>
          <table:table-cell table:style-name="ce8" office:value-type="string" calcext:value-type="string">
            <text:p>Обе кампании были обвинены используя раскол и крайней риторики, с Эрдоганом, обвиняя всех «No» избирателей бытия террористов сайдинг с 2016 неудачного переворота</text:p>
          </table:table-cell>
          <table:table-cell table:style-name="ce8" office:value-type="string" calcext:value-type="string">
            <text:p>Обе стороны кампании были обвинены в использовании разногласий и крайней риторики. Эрдоган обвинил всех «нет» избирателей в том, что они террористы на стороне неудачников-заговорщиков 2016 года</text:p>
          </table:table-cell>
          <table:table-cell table:style-name="ce8" office:value-type="string" calcext:value-type="string">
            <text:p>Обе стороны кампании были обвинены в использовании распри и экстремальной риторики, с Эрдогана, обвиняя всех " нет "голосов" террористами " сайдинг с 2016 искусству заговорщиков</text:p>
          </table:table-cell>
          <table:table-cell table:style-name="ce8" office:value-type="string" calcext:value-type="string">
            <text:p>G</text:p>
          </table:table-cell>
          <table:table-cell table:style-name="ce8" office:value-type="string" calcext:value-type="string">
            <text:p>Y</text:p>
          </table:table-cell>
          <table:table-cell table:style-name="ce8" office:value-type="string" calcext:value-type="string">
            <text:p>B</text:p>
          </table:table-cell>
          <table:table-cell table:style-name="ce8" office:value-type="string" calcext:value-type="string">
            <text:p>Google provides the smoothest and the most comprehensive translation</text:p>
          </table:table-cell>
          <table:table-cell table:style-name="ce8" table:number-columns-repeated="19"/>
          <table:table-cell table:number-columns-repeated="997"/>
        </table:table-row>
        <table:table-row table:style-name="ro1">
          <table:table-cell table:style-name="ce3" office:value-type="string" calcext:value-type="string">
            <text:p>The DNA repair ability of a cell is vital to the integrity of its genome and thus to the normal functionality of that organism.</text:p>
          </table:table-cell>
          <table:table-cell table:style-name="ce3" office:value-type="string" calcext:value-type="string">
            <text:p>Возможность ремонта ДНК клетки жизненно важное значение для целостности генома и таким образом к нормальной функциональности этого организма.</text:p>
          </table:table-cell>
          <table:table-cell table:style-name="ce3" office:value-type="string" calcext:value-type="string">
            <text:p>Репаративная способность ДНК клетки жизненно важна для целостности ее генома и, следовательно, для нормальной функциональности этого организма.</text:p>
          </table:table-cell>
          <table:table-cell table:style-name="ce3" office:value-type="string" calcext:value-type="string">
            <text:p>В репарационная способность ДНК клетки имеет жизненно важное значение для целостности генома и, следовательно, для нормального функционирования этого организма.</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Google made a great work, translated very precisely and it is hard to notice that it is a machine translation. Yandex made almost the same work, but sligtly worse. Problem was with the preposition. And bing has failed as usually.</text:p>
          </table:table-cell>
          <table:table-cell table:style-name="ce3" table:number-columns-repeated="4"/>
          <table:table-cell table:number-columns-repeated="1012"/>
        </table:table-row>
        <table:table-row table:style-name="ro1">
          <table:table-cell table:style-name="ce3" office:value-type="string" calcext:value-type="string">
            <text:p>Apple has developed a testing procedure for drivers who would act as failsafe controls during autonomous vehicle testing, documents discovered by Business Insider via a public records request show.</text:p>
          </table:table-cell>
          <table:table-cell table:style-name="ce3" office:value-type="string" calcext:value-type="string">
            <text:p>Apple разработала процедуры тестирования для водителей, которые будут выступать в качестве failsafe контроль во время автономного транспортного средства тестирования, документы, открыл Бизнес инсайдерской через публичные записи запроса шоу.</text:p>
          </table:table-cell>
          <table:table-cell table:style-name="ce3" office:value-type="string" calcext:value-type="string">
            <text:p>Apple разработала процедуру тестирования для водителей, которые будут действовать в качестве отказоустойчивых элементов управления во время автономного тестирования транспортных средств, документов, обнаруженных Business Insider посредством публичного запроса на показ записей.</text:p>
          </table:table-cell>
          <table:table-cell table:style-name="ce3" office:value-type="string" calcext:value-type="string">
            <text:p>Компания Apple разработала процедуры испытаний для водителей, которые будут выступать в качестве безотказного управления во время автономные испытания транспортного средства, документов, обнаруженных в календаре, через публичные отчеты по заявкам.</text:p>
            <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table:number-columns-repeated="5"/>
          <table:table-cell table:number-columns-repeated="1012"/>
        </table:table-row>
        <table:table-row table:style-name="ro1">
          <table:table-cell table:style-name="ce3" office:value-type="string" calcext:value-type="string">
            <text:p>In computational physics and chemistry, the Hartree–Fock (HF) method is a method of approximation for the determination of the wave function and the energy of a quantum many-body system in a stationary state.</text:p>
          </table:table-cell>
          <table:table-cell table:style-name="ce3"/>
          <table:table-cell table:style-name="ce3" office:value-type="string" calcext:value-type="string">
            <text:p>В вычислительной физике и химии метод Хартри-Фока (HF) является методом аппроксимации для определения волновой функции и энергии квантовой многочастичной системы в стационарном состоянии.</text:p>
          </table:table-cell>
          <table:table-cell table:style-name="ce3" office:value-type="string" calcext:value-type="string">
            <text:p>В вычислительной физике и химии метод Хартри-Фока (ХФ) - метод аппроксимации для определения волновых функций и энергий квантовой многочастичной системы в стационарном состоянии.</text:p>
          </table:table-cell>
          <table:table-cell table:style-name="ce3" office:value-type="string" calcext:value-type="string">
            <text:p>Y</text:p>
          </table:table-cell>
          <table:table-cell table:style-name="ce3" office:value-type="string" calcext:value-type="string">
            <text:p>G</text:p>
          </table:table-cell>
          <table:table-cell table:style-name="ce3"/>
          <table:table-cell table:style-name="ce3" office:value-type="string" calcext:value-type="string">
            <text:p>G and Y were equally precise. Y could replace "is" with "-" though.</text:p>
          </table:table-cell>
          <table:table-cell table:style-name="ce3" table:number-columns-repeated="4"/>
          <table:table-cell table:number-columns-repeated="1012"/>
        </table:table-row>
        <table:table-row table:style-name="ro1">
          <table:table-cell table:style-name="ce3" office:value-type="string" calcext:value-type="string">
            <text:p>Of course, performance of these approaches varies considerably depending on the implementation details, especially in the design and capacity of deep neural networks used. But it is notable that the very simple and direct approach developed here can surpass the state-of-the-art among fastsampling density models.</text:p>
          </table:table-cell>
          <table:table-cell table:style-name="ce15" office:value-type="string" calcext:value-type="string">
            <text:p>Конечно производительность этих подходов значительно варьируется в зависимости от деталей реализации, особенно в разработке и способности глубоко нейронныхсетей. Но стоит отметить, что очень простой и прямой подход, разработанный здесь может превзойти-слову среди моделей плотности fastsampling.</text:p>
          </table:table-cell>
          <table:table-cell table:style-name="ce3" office:value-type="string" calcext:value-type="string">
            <text:p>Конечно, производительность этих подходов значительно варьируется в зависимости от деталей реализации, особенно в отношении дизайна и возможностей используемых глубоких нейронных сетей. Но примечательно, что очень простой и прямой подход, разработанный здесь, может превзойти самую современную среди моделей плотности выборки.</text:p>
          </table:table-cell>
          <table:table-cell table:style-name="ce3" office:value-type="string" calcext:value-type="string">
            <text:p>Конечно, эффективность этих методов значительно варьирует в зависимости от деталей реализации, особенно в конструкции и мощности используют глубокие нейронные сети. Но следует отметить, что очень простой и прямой подход, разработанный здесь, может превзойти государство-оф-арт среди fastsampling плотностных моделей.</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table-cell table:style-name="ce3" table:number-columns-repeated="4"/>
          <table:table-cell table:number-columns-repeated="1012"/>
        </table:table-row>
        <table:table-row table:style-name="ro1">
          <table:table-cell table:style-name="ce3" office:value-type="string" calcext:value-type="string">
            <text:p>Abel also invented the "suspended" bass drum stand in the early 1960s, which he manufactured himself until 2013, when he handed manufacturing to Andy Reamer, who had previously supplied the drums.</text:p>
          </table:table-cell>
          <table:table-cell table:style-name="ce11" office:value-type="string" calcext:value-type="string">
            <text:p>Абель также изобрел «приостановлено» бас-барабан стоять в начале 1960-х годов, который он изготовлен сам до 2013 года, когда он передал производство Энди Ример, который ранее поставляются барабанов.</text:p>
          </table:table-cell>
          <table:table-cell table:style-name="ce3" office:value-type="string" calcext:value-type="string">
            <text:p>Абель также изобрел «подвешенный» стенд из басового барабана в начале 1960-х годов, который он изготовил сам до 2013 года, когда он передал производство Энди Римеру, который ранее поставлял барабаны.</text:p>
          </table:table-cell>
          <table:table-cell table:style-name="ce3" office:value-type="string" calcext:value-type="string">
            <text:p>Авель также изобрел "приостановлено" бас-барабан стоят в начале 1960-х годов, который он изготовил сам до 2013 года, когда он передал производство с Энди Ример, который ранее поставлял барабаны.</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table:number-columns-repeated="5"/>
          <table:table-cell table:number-columns-repeated="1012"/>
        </table:table-row>
        <table:table-row table:style-name="ro1">
          <table:table-cell table:style-name="ce9" office:value-type="string" calcext:value-type="string">
            <text:p>Ethiopian crosses are symbols of Christianity in Ethiopia. Their elaborate, stylized design is markedly distinct from the similar European Christian crosses. Ethiopian crosses are almost always made from elaborate lattice work, the intertwined lattice represents everlasting life. Each cross looks different, and artisans can take liberty when choosing shapes and patterns.</text:p>
          </table:table-cell>
          <table:table-cell table:style-name="ce9" office:value-type="string" calcext:value-type="string">
            <text:p>Эфиопские кресты являются символами христианства в Эфиопии. Их разработки, стилизованный дизайн заметно отличается от аналогичных европейских христианских крестов. Эфиопские кресты почти всегда изготавливаются из решетки сложной работы, переплетаются решетка представляет собой вечную жизнь. Каждый крест выглядит иначе, и ремесленники могут принимать свободы при выборе форм и шаблонов.</text:p>
          </table:table-cell>
          <table:table-cell table:style-name="ce9" office:value-type="string" calcext:value-type="string">
            <text:p>Эфиопские кресты являются символами христианства в Эфиопии. Их сложный, стилизованный дизайн заметно отличается от аналогичных европейских христианских крестов. Эфиопские кресты почти всегда сделаны из сложной решетчатой работы, переплетенная решетка представляет вечную жизнь. Каждый крест выглядит по-другому, и ремесленники могут свободно выбирать формы и узоры.</text:p>
          </table:table-cell>
          <table:table-cell table:style-name="ce9" office:value-type="string" calcext:value-type="string">
            <text:p>Эфиопские кресты-символы христианства в Эфиопии. Их замысловатые, стилизованные дизайн заметно отличается от аналогичных европейских христианских крестов. Эфиопские кресты почти всегда сделаны с искусной решеткой, переплетение решетчатой представляет вечную жизнь. Каждый крестик смотрится по-другому, и ремесленники могут принять свободы при выборе форм и узоров.</text:p>
          </table:table-cell>
          <table:table-cell table:style-name="ce3" table:number-columns-repeated="8"/>
          <table:table-cell table:number-columns-repeated="1012"/>
        </table:table-row>
        <table:table-row table:style-name="ro1">
          <table:table-cell table:style-name="ce3" office:value-type="string" calcext:value-type="string">
            <text:p>The war artist captures instantaneous action and conflates earlier moments of the same scene within one compelling image</text:p>
          </table:table-cell>
          <table:table-cell table:style-name="ce16" office:value-type="string" calcext:value-type="string">
            <text:p>Войны художник фиксирует мгновенного действия и объединяет более ранниемоменты той же сцены в пределах одной убедительной изображения</text:p>
          </table:table-cell>
          <table:table-cell table:style-name="ce3" office:value-type="string" calcext:value-type="string">
            <text:p>Военный художник фиксирует мгновенные действия и объединяет более ранние моменты одной и той же сцены в одном привлекательном изображении</text:p>
          </table:table-cell>
          <table:table-cell table:style-name="ce3" office:value-type="string" calcext:value-type="string">
            <text:p>Войны художник запечатлел мгновенное действие и объединяет более ранние моменты одной и той же сцены в один неотразимый образ</text:p>
          </table:table-cell>
          <table:table-cell table:style-name="ce3" table:number-columns-repeated="8"/>
          <table:table-cell table:number-columns-repeated="1012"/>
        </table:table-row>
        <table:table-row table:style-name="ro1">
          <table:table-cell table:style-name="ce3" office:value-type="string" calcext:value-type="string">
            <text:p>The U.S. Congress passed the Coinage Act, authorizing the minting of a two-cent coin, the first U.S. coin to bear the phrase "In God We Trust".</text:p>
          </table:table-cell>
          <table:table-cell table:style-name="ce3" office:value-type="string" calcext:value-type="string">
            <text:p>Конгресс США принял Закон о чеканке, разрешающие чеканки монеты 2 цента, первая монета США нести фразу «Мы верим в Бога».</text:p>
          </table:table-cell>
          <table:table-cell table:style-name="ce3" office:value-type="string" calcext:value-type="string">
            <text:p>Конгресс США принял Закон о чеканке, разрешив чеканку монеты достоинством в две цента, первую монету США, на которой была написана фраза «В Бога, которому мы доверяем».</text:p>
          </table:table-cell>
          <table:table-cell table:style-name="ce3" office:value-type="string" calcext:value-type="string">
            <text:p>Конгресс США принял закон О монетах, разрешивший чеканку двух-центовая монета, первые американские монеты, чтобы медведь фраза "в Бога мы верим".</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table:number-columns-repeated="5"/>
          <table:table-cell table:number-columns-repeated="1012"/>
        </table:table-row>
        <table:table-row table:style-name="ro1">
          <table:table-cell table:style-name="ce3" office:value-type="string" calcext:value-type="string">
            <text:p>Portuguese explorer Pedro Álvares Cabral and his crew landed in present day Brazil and claimed the land for Portugal.</text:p>
          </table:table-cell>
          <table:table-cell table:style-name="ce3" office:value-type="string" calcext:value-type="string">
            <text:p>Португальский исследователь Педру Алвареш Кабрал и его экипаж приземлился на сегодняшний день Бразилия и утверждали Земля для Португалии.</text:p>
          </table:table-cell>
          <table:table-cell table:style-name="ce3" office:value-type="string" calcext:value-type="string">
            <text:p>Португальский исследователь Педру Алвариш Кабрал и его команда высадились в Бразилии и заявил, что земли для Португалии.</text:p>
          </table:table-cell>
          <table:table-cell table:style-name="ce3" office:value-type="string" calcext:value-type="string">
            <text:p>Португальский исследователь Педру Алвариш Кабрал и его экипаж высадился в Бразилии и заявил, что земли для Португалии.</text:p>
          </table:table-cell>
          <table:table-cell table:style-name="ce3" office:value-type="string" calcext:value-type="string">
            <text:p>B</text:p>
          </table:table-cell>
          <table:table-cell table:style-name="ce3" office:value-type="string" calcext:value-type="string">
            <text:p>Y</text:p>
          </table:table-cell>
          <table:table-cell table:style-name="ce3" office:value-type="string" calcext:value-type="string">
            <text:p>G</text:p>
          </table:table-cell>
          <table:table-cell table:style-name="ce3" office:value-type="string" calcext:value-type="string">
            <text:p>Everything is very bad, but at least Bing (!) got "present day" translated at all, unlike G and Y. G is worst because "crew" is not so much a "команда" – this distinction seems to be important.</text:p>
          </table:table-cell>
          <table:table-cell table:style-name="ce3" table:number-columns-repeated="4"/>
          <table:table-cell table:number-columns-repeated="1012"/>
        </table:table-row>
        <table:table-row table:style-name="ro1">
          <table:table-cell table:style-name="ce3" office:value-type="string" calcext:value-type="string">
            <text:p>The West German news magazine Stern published excerpts from what purported to be the diaries of Adolf Hitler, which were subsequently revealed to be forgeries.</text:p>
          </table:table-cell>
          <table:table-cell table:style-name="ce3" office:value-type="string" calcext:value-type="string">
            <text:p>Западно-немецкий новости журнала Stern опубликованные отрывки из что намеревался быть Дневники Адольфа Гитлера, которые впоследствии были выявлены быть поддельными.</text:p>
          </table:table-cell>
          <table:table-cell table:style-name="ce3" office:value-type="string" calcext:value-type="string">
            <text:p>Западногерманский новостной журнал «Штерн» опубликовал отрывки из того, что, как считалось, было дневниками Адольфа Гитлера, которые впоследствии были признаны подделками</text:p>
          </table:table-cell>
          <table:table-cell table:style-name="ce3" office:value-type="string" calcext:value-type="string">
            <text:p>Западногерманский журнал Stern опубликовал отрывки из Новости, что якобы дневники Адольфа Гитлера, которые впоследствии оказались подделками</text:p>
          </table:table-cell>
          <table:table-cell table:style-name="ce3" office:value-type="string" calcext:value-type="string">
            <text:p>G</text:p>
          </table:table-cell>
          <table:table-cell table:style-name="ce3"/>
          <table:table-cell table:style-name="ce3" office:value-type="string" calcext:value-type="string">
            <text:p>B</text:p>
          </table:table-cell>
          <table:table-cell table:style-name="ce3" table:number-columns-repeated="5"/>
          <table:table-cell table:number-columns-repeated="1012"/>
        </table:table-row>
        <table:table-row table:style-name="ro1">
          <table:table-cell table:style-name="ce3" office:value-type="string" calcext:value-type="string">
            <text:p>My lover's got humour</text:p>
            <text:p>She's the giggle at a funeral</text:p>
            <text:p>Knows everybody's disapproval</text:p>
            <text:p>I should've worshipped her sooner</text:p>
            <text:p>If the heavens ever did speak</text:p>
            <text:p>She's the last true mouthpiece</text:p>
            <text:p>Every Sunday's getting more bleak</text:p>
            <text:p>A fresh poison each week</text:p>
          </table:table-cell>
          <table:table-cell table:style-name="ce3" office:value-type="string" calcext:value-type="string">
            <text:p>Мой любовник получил Юмор</text:p>
            <text:p>Она является хихикать на похоронах</text:p>
            <text:p>Знает все неодобрение</text:p>
            <text:p>Я должен поклонялись ей раньше</text:p>
            <text:p>Если когда-либо говорят небес</text:p>
            <text:p>Она является последний истинный мундштук</text:p>
            <text:p>Каждое воскресенье становится более мрачными</text:p>
            <text:p>Свежий яд каждую неделю</text:p>
          </table:table-cell>
          <table:table-cell table:style-name="ce3" office:value-type="string" calcext:value-type="string">
            <text:p>У моего любовника есть юмор</text:p>
            <text:p>Она хихикает на похоронах</text:p>
            <text:p>Знает, что все неодобрительно</text:p>
            <text:p>Я должен был поклониться ей раньше</text:p>
            <text:p>Если бы небеса когда-либо говорили</text:p>
            <text:p>Она последний истинный мундштук</text:p>
            <text:p>Каждое воскресенье становится все более мрачным</text:p>
            <text:p>Свежий яд каждую неделю</text:p>
          </table:table-cell>
          <table:table-cell table:style-name="ce3" office:value-type="string" calcext:value-type="string">
            <text:p>Мой любовник получил юмора</text:p>
            <text:p>Она хихиканье на похоронах</text:p>
            <text:p>Знает неодобрение всех</text:p>
            <text:p>Я должен поклонялись ей рано</text:p>
            <text:p>Если небеса когда-либо делал говорить</text:p>
            <text:p>Она последний истинный мундштук</text:p>
            <text:p>Каждое воскресенье становится более мрачной</text:p>
            <text:p>Свежий яд каждую неделю</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table:number-columns-repeated="5"/>
          <table:table-cell table:number-columns-repeated="1012"/>
        </table:table-row>
        <table:table-row table:style-name="ro1">
          <table:table-cell table:style-name="ce3" office:value-type="string" calcext:value-type="string">
            <text:p>Outre cet entourage culturel, Virginia a libre accès à la vaste bibliothèque de son domicile du 22, Hyde Park Gate, où elle découvre les classiques et la littérature anglaise (à la différence de ses frères et de sa sœur qui reçoivent une éducation traditionnelle)</text:p>
          </table:table-cell>
          <table:table-cell table:style-name="ce3" office:value-type="string" calcext:value-type="string">
            <text:p>В дополнение к этой культурной среды, Вирджиния имеет свободный доступ в обширную библиотеку своего дома в 22 ворота Гайд-парка, где она обнаруживает и классика английской литературы (в отличие от брата и сестру, традиционное образование)</text:p>
          </table:table-cell>
          <table:table-cell table:style-name="ce3" office:value-type="string" calcext:value-type="string">
            <text:p>Помимо этого культурной среды, Вирджиния имеет свободный доступ к обширной библиотеке своего дома 22 Hyde Park Gate, где она обнаружила классику и английскую литературу (в отличие от своих братий и сестер, которые получают традиционное образование)</text:p>
          </table:table-cell>
          <table:table-cell table:style-name="ce3" office:value-type="string" calcext:value-type="string">
            <text:p>Кроме того, в этом окружение культурное, Вирджиния имеет свободный доступ к огромной библиотеке своего дома 22, Hyde Park Gate, где она обнаруживает, классики и английской литературы (в отличие от своих братьев и сестру, которые получают образование в традиционной)</text:p>
          </table:table-cell>
          <table:table-cell table:style-name="ce3" office:value-type="string" calcext:value-type="string">
            <text:p>G</text:p>
          </table:table-cell>
          <table:table-cell table:style-name="ce3"/>
          <table:table-cell table:style-name="ce3" office:value-type="string" calcext:value-type="string">
            <text:p>Y/B</text:p>
          </table:table-cell>
          <table:table-cell table:style-name="ce3" office:value-type="string" calcext:value-type="string">
            <text:p>Why are Yandex and Bing similar to auto Aliexpress translation when then deal with French???</text:p>
          </table:table-cell>
          <table:table-cell table:number-columns-repeated="1016"/>
        </table:table-row>
        <table:table-row table:style-name="ro1">
          <table:table-cell table:style-name="ce3" office:value-type="string" calcext:value-type="string">
            <text:p>Every Anatolian site, apart from Assyrian regions in the south east, that was important during the preceding Late Bronze Age shows a destruction layer, and it appears that here civilization did not recover to the level of the Indo-European Hittites for another thousand years. </text:p>
          </table:table-cell>
          <table:table-cell table:style-name="ce3"/>
          <table:table-cell table:style-name="ce3" office:value-type="string" calcext:value-type="string">
            <text:p>Каждый анатолийский участок, кроме ассирийских областей на юго-востоке, который был важен в предыдущий период поздней бронзы, показывает слой разрушения, и кажется, что здесь цивилизация не восстановилась до уровня индоевропейских хеттов еще на тысячу лет.</text:p>
          </table:table-cell>
          <table:table-cell table:style-name="ce3" office:value-type="string" calcext:value-type="string">
            <text:p>Каждый Анатолийских сайте, помимо Ассирийского регионов на юго-востоке, что было актуально во времена, предшествующие позднего бронзового века показывает разрушение слоя, и кажется, что здесь цивилизация не восстановится до уровня индоевропейских хеттов еще тысячу лет.</text:p>
          </table:table-cell>
          <table:table-cell table:style-name="ce3" table:number-columns-repeated="4"/>
          <table:table-cell table:number-columns-repeated="1016"/>
        </table:table-row>
        <table:table-row table:style-name="ro1">
          <table:table-cell table:style-name="ce9"/>
          <table:table-cell table:style-name="ce3" table:number-columns-repeated="7"/>
          <table:table-cell table:number-columns-repeated="1016"/>
        </table:table-row>
        <table:table-row table:style-name="ro1" table:number-rows-repeated="962">
          <table:table-cell table:style-name="ce3" table:number-columns-repeated="8"/>
          <table:table-cell table:number-columns-repeated="1016"/>
        </table:table-row>
        <table:table-row table:style-name="ro2" table:number-rows-repeated="1047578">
          <table:table-cell table:number-columns-repeated="1024"/>
        </table:table-row>
        <table:table-row table:style-name="ro2">
          <table:table-cell table:number-columns-repeated="1024"/>
        </table:table-row>
        <calcext:conditional-formats>
          <calcext:conditional-format calcext:target-range-address="'En -&gt; Ru'.A21:'En -&gt; Ru'.AA21">
            <calcext:condition calcext:apply-style-name="ConditionalStyle_1" calcext:value="formula-is(LEN(TRIM([.A21]))&gt;0)" calcext:base-cell-address="'En -&gt; Ru'.A21"/>
          </calcext:conditional-format>
        </calcext:conditional-formats>
      </table:table>
      <table:table table:name="Ru -&gt; En" table:style-name="ta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7" table:number-columns-repeated="1016" table:default-cell-style-name="Default"/>
        <table:table-row table:style-name="ro1">
          <table:table-cell table:style-name="ce21" office:value-type="string" calcext:value-type="string">
            <text:p>Source </text:p>
          </table:table-cell>
          <table:table-cell table:style-name="ce21" office:value-type="string" calcext:value-type="string">
            <text:p>Bing</text:p>
          </table:table-cell>
          <table:table-cell table:style-name="ce21" office:value-type="string" calcext:value-type="string">
            <text:p>Google</text:p>
          </table:table-cell>
          <table:table-cell table:style-name="ce21" office:value-type="string" calcext:value-type="string">
            <text:p>Yandex</text:p>
          </table:table-cell>
          <table:table-cell table:style-name="ce21" office:value-type="string" calcext:value-type="string">
            <text:p>Best</text:p>
          </table:table-cell>
          <table:table-cell table:style-name="ce21" office:value-type="string" calcext:value-type="string">
            <text:p>Middle</text:p>
          </table:table-cell>
          <table:table-cell table:style-name="ce21" office:value-type="string" calcext:value-type="string">
            <text:p>Worst</text:p>
          </table:table-cell>
          <table:table-cell table:style-name="ce21" office:value-type="string" calcext:value-type="string">
            <text:p>Why?</text:p>
          </table:table-cell>
          <table:table-cell table:number-columns-repeated="1016"/>
        </table:table-row>
        <table:table-row table:style-name="ro1">
          <table:table-cell table:style-name="ce2" office:value-type="string" calcext:value-type="string">
            <text:p>В общественной жизни используется исключительно последний.</text:p>
          </table:table-cell>
          <table:table-cell table:style-name="ce3" office:value-type="string" calcext:value-type="string">
            <text:p>In public life is used exclusively.</text:p>
          </table:table-cell>
          <table:table-cell table:style-name="ce3" office:value-type="string" calcext:value-type="string">
            <text:p>In public life, only the latter is used.</text:p>
          </table:table-cell>
          <table:table-cell table:style-name="ce3" office:value-type="string" calcext:value-type="string">
            <text:p>In public life used exclusively the latter.</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Bing drops some information; Yandex has unnatural word order</text:p>
          </table:table-cell>
          <table:table-cell table:number-columns-repeated="1016"/>
        </table:table-row>
        <table:table-row table:style-name="ro1">
          <table:table-cell table:style-name="ce4" office:value-type="string" calcext:value-type="string">
            <text:p>Считается, что именно при катании по нетронутому снегу наиболее полно раскрываются все возможности сноуборда и горных лыж</text:p>
          </table:table-cell>
          <table:table-cell table:style-name="ce11" office:value-type="string" calcext:value-type="string">
            <text:p>It is believed that it is riding on the off-piste is most fully reveal all the possibilities of snowboard and ski</text:p>
          </table:table-cell>
          <table:table-cell table:style-name="ce3" office:value-type="string" calcext:value-type="string">
            <text:p>It is believed that it is during skating on untouched snow that all the possibilities of snowboarding and downhill skiing are most fully revealed</text:p>
          </table:table-cell>
          <table:table-cell table:style-name="ce3" office:value-type="string" calcext:value-type="string">
            <text:p>It is believed that when riding on fresh snow most fully reveals all the possibilities of snowboarding and skiing</text:p>
          </table:table-cell>
          <table:table-cell table:style-name="ce3" office:value-type="string" calcext:value-type="string">
            <text:p>Y</text:p>
          </table:table-cell>
          <table:table-cell table:style-name="ce3" office:value-type="string" calcext:value-type="string">
            <text:p>G</text:p>
          </table:table-cell>
          <table:table-cell table:style-name="ce3" office:value-type="string" calcext:value-type="string">
            <text:p>B</text:p>
          </table:table-cell>
          <table:table-cell table:style-name="ce3" office:value-type="string" calcext:value-type="string">
            <text:p>Google has a bad word order. Also Bing</text:p>
          </table:table-cell>
          <table:table-cell table:number-columns-repeated="1016"/>
        </table:table-row>
        <table:table-row table:style-name="ro1">
          <table:table-cell table:style-name="ce5" office:value-type="string" calcext:value-type="string">
            <text:p>Это орудие действовало по принципам баллисты и требушета</text:p>
          </table:table-cell>
          <table:table-cell table:style-name="ce23" office:value-type="string" calcext:value-type="string">
            <text:p>This instrument operated on principles of Ballista, and Trebuchet</text:p>
          </table:table-cell>
          <table:table-cell table:style-name="ce3" office:value-type="string" calcext:value-type="string">
            <text:p>This weapon acted according to the principles of the ballista and demanded</text:p>
          </table:table-cell>
          <table:table-cell table:style-name="ce3" office:value-type="string" calcext:value-type="string">
            <text:p>This weapon acted according to the principles of the ballista and trebuchet</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G</text:p>
          </table:table-cell>
          <table:table-cell table:style-name="ce3" office:value-type="string" calcext:value-type="string">
            <text:p>Problems with word trebuchet</text:p>
          </table:table-cell>
          <table:table-cell table:number-columns-repeated="1016"/>
        </table:table-row>
        <table:table-row table:style-name="ro1">
          <table:table-cell table:style-name="ce22" office:value-type="string" calcext:value-type="string">
            <text:p>Показана существенная роль атомов водорода при низкотемпературном горении углеводородов.</text:p>
          </table:table-cell>
          <table:table-cell table:style-name="ce23" office:value-type="string" calcext:value-type="string">
            <text:p>Shows the significant role of hydrogen atoms at low temperature combustion of hydrocarbons.</text:p>
          </table:table-cell>
          <table:table-cell table:style-name="ce3" office:value-type="string" calcext:value-type="string">
            <text:p>The essential role of hydrogen atoms in low-temperature combustion of hydrocarbons is shown.</text:p>
          </table:table-cell>
          <table:table-cell table:style-name="ce3" office:value-type="string" calcext:value-type="string">
            <text:p>The significant role of hydrogen atoms in low-temperature combustion of hydrocarbons.</text:p>
          </table:table-cell>
          <table:table-cell table:style-name="ce3" office:value-type="string" calcext:value-type="string">
            <text:p>G</text:p>
          </table:table-cell>
          <table:table-cell table:style-name="ce3" office:value-type="string" calcext:value-type="string">
            <text:p>B</text:p>
          </table:table-cell>
          <table:table-cell table:style-name="ce3"/>
          <table:table-cell table:style-name="ce3" office:value-type="string" calcext:value-type="string">
            <text:p>Passive made right by google, passive lost by Bing, everything (up to the verb) lost by yandex.</text:p>
          </table:table-cell>
          <table:table-cell table:number-columns-repeated="1016"/>
        </table:table-row>
        <table:table-row table:style-name="ro1">
          <table:table-cell table:style-name="ce3" office:value-type="string" calcext:value-type="string">
            <text:p>After his downfall, he lived in retirement, cultivating his historical and artistic tastes.</text:p>
          </table:table-cell>
          <table:table-cell table:style-name="ce3" office:value-type="string" calcext:value-type="string">
            <text:p>После его падения он жил в выход на пенсию, культивирование его исторические и художественные вкусы.</text:p>
          </table:table-cell>
          <table:table-cell table:style-name="ce3" office:value-type="string" calcext:value-type="string">
            <text:p>После его крушения, он жил в отставке, культивируя свои исторические и художественные вкусы.</text:p>
          </table:table-cell>
          <table:table-cell table:style-name="ce3" office:value-type="string" calcext:value-type="string">
            <text:p>После его падения он жил в отставке, культивируя его исторических и художественных вкусов.</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B did almost word-by-word translation, Y has errors in morphology(words aren't cohesive)</text:p>
          </table:table-cell>
          <table:table-cell table:number-columns-repeated="1016"/>
        </table:table-row>
        <table:table-row table:style-name="ro1">
          <table:table-cell table:style-name="ce3" office:value-type="string" calcext:value-type="string">
            <text:p>Собака была укушена бегемотом</text:p>
          </table:table-cell>
          <table:table-cell table:style-name="ce4" office:value-type="string" calcext:value-type="string">
            <text:p>The dog was ukushena behemoth</text:p>
          </table:table-cell>
          <table:table-cell table:style-name="ce3" office:value-type="string" calcext:value-type="string">
            <text:p>The dog was bitten by a behemoth</text:p>
          </table:table-cell>
          <table:table-cell table:style-name="ce3" office:value-type="string" calcext:value-type="string">
            <text:p>The dog was bitten by a Hippo</text:p>
          </table:table-cell>
          <table:table-cell table:style-name="ce3" office:value-type="string" calcext:value-type="string">
            <text:p>Y</text:p>
          </table:table-cell>
          <table:table-cell table:style-name="ce3" office:value-type="string" calcext:value-type="string">
            <text:p>G</text:p>
          </table:table-cell>
          <table:table-cell table:style-name="ce3" office:value-type="string" calcext:value-type="string">
            <text:p>B</text:p>
          </table:table-cell>
          <table:table-cell table:style-name="ce3" office:value-type="string" calcext:value-type="string">
            <text:p>B is the worst, because it doesn't know "укушена", Y is better than G because it translated "бегемот" as Hippo, not as begemoth.</text:p>
          </table:table-cell>
          <table:table-cell table:number-columns-repeated="1016"/>
        </table:table-row>
        <table:table-row table:style-name="ro1">
          <table:table-cell table:style-name="ce3" table:number-columns-repeated="4"/>
          <table:table-cell table:style-name="ce3" office:value-type="string" calcext:value-type="string">
            <text:p>G</text:p>
          </table:table-cell>
          <table:table-cell table:style-name="ce3"/>
          <table:table-cell table:style-name="ce3" office:value-type="string" calcext:value-type="string">
            <text:p>B</text:p>
          </table:table-cell>
          <table:table-cell table:style-name="ce3"/>
          <table:table-cell table:number-columns-repeated="1016"/>
        </table:table-row>
        <table:table-row table:style-name="ro1">
          <table:table-cell table:style-name="ce3" office:value-type="string" calcext:value-type="string">
            <text:p>В юношеские годы работал в газетах, канцеляриях, много странствовал.</text:p>
          </table:table-cell>
          <table:table-cell table:style-name="ce3" office:value-type="string" calcext:value-type="string">
            <text:p/>
            <text:p/>
            <text:p>In his teenage years, he worked in newspapers, offices, traveled a lot.</text:p>
          </table:table-cell>
          <table:table-cell table:style-name="ce3" office:value-type="string" calcext:value-type="string">
            <text:p>In his youth he worked in newspapers, offices, traveled a lot.</text:p>
          </table:table-cell>
          <table:table-cell table:style-name="ce3" office:value-type="string" calcext:value-type="string">
            <text:p>In his youth he worked in Newspapers, offices, travelled a lot.</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table:table-cell table:number-columns-repeated="1016"/>
        </table:table-row>
        <table:table-row table:style-name="ro1">
          <table:table-cell table:style-name="ce4" office:value-type="string" calcext:value-type="string">
            <text:p>После её последней роли в 1964 года актриса больше не появлялась на публике, и последние свои годы проработала машинисткой.</text:p>
          </table:table-cell>
          <table:table-cell table:number-columns-repeated="2" table:style-name="ce3" office:value-type="string" calcext:value-type="string">
            <text:p>After her last role in 1964, the actress no longer appeared in public, and the last few years she worked as a typist.</text:p>
          </table:table-cell>
          <table:table-cell table:style-name="ce3" office:value-type="string" calcext:value-type="string">
            <text:p>After her last role in 1964, the actress never appeared in public, and last years worked as a typist.</text:p>
          </table:table-cell>
          <table:table-cell table:style-name="ce3" office:value-type="string" calcext:value-type="string">
            <text:p>GYB</text:p>
          </table:table-cell>
          <table:table-cell table:style-name="ce3" table:number-columns-repeated="2"/>
          <table:table-cell table:style-name="ce3" office:value-type="string" calcext:value-type="string">
            <text:p>The same</text:p>
          </table:table-cell>
          <table:table-cell table:number-columns-repeated="1016"/>
        </table:table-row>
        <table:table-row table:style-name="ro1">
          <table:table-cell table:style-name="ce3" office:value-type="string" calcext:value-type="string">
            <text:p>Девушка, которая гуляла по парку, купила мороженое.</text:p>
          </table:table-cell>
          <table:table-cell table:style-name="ce3" office:value-type="string" calcext:value-type="string">
            <text:p>The girl who walked through the Park, bought ice cream.</text:p>
          </table:table-cell>
          <table:table-cell table:style-name="ce3" office:value-type="string" calcext:value-type="string">
            <text:p>The girl who walked around the park bought ice cream..</text:p>
          </table:table-cell>
          <table:table-cell table:style-name="ce3" office:value-type="string" calcext:value-type="string">
            <text:p>The girl who walked through the Park, bought ice cream.</text:p>
          </table:table-cell>
          <table:table-cell table:style-name="ce3" office:value-type="string" calcext:value-type="string">
            <text:p>G</text:p>
          </table:table-cell>
          <table:table-cell table:style-name="ce3" office:value-type="string" calcext:value-type="string">
            <text:p>Y</text:p>
          </table:table-cell>
          <table:table-cell table:style-name="ce3" office:value-type="string" calcext:value-type="string">
            <text:p>B</text:p>
          </table:table-cell>
          <table:table-cell table:style-name="ce3" office:value-type="string" calcext:value-type="string">
            <text:p>G is slightly better than others, because it uses "around" instead of "through", in addition "park" starts with lower case.</text:p>
          </table:table-cell>
          <table:table-cell table:number-columns-repeated="1016"/>
        </table:table-row>
        <table:table-row table:style-name="ro3">
          <table:table-cell table:style-name="ce3" office:value-type="string" calcext:value-type="string">
            <text:p>Как поясняет издание, российское оборонное ведомство сначала заинтересовалось проектом, но позже сотрудничество со студией Бессона замедлилось.</text:p>
          </table:table-cell>
          <table:table-cell table:style-name="ce3" office:value-type="string" calcext:value-type="string">
            <text:p/>
            <text:p>As explained by the Russian edition of Defence Office first got interested in the project, but later work with Besson has slowed.</text:p>
          </table:table-cell>
          <table:table-cell table:style-name="ce3" office:value-type="string" calcext:value-type="string">
            <text:p>As the publication explains, the Russian Defense Ministry was initially interested in the project, but later the cooperation with Besson's studio slowed down.</text:p>
          </table:table-cell>
          <table:table-cell table:style-name="ce3" office:value-type="string" calcext:value-type="string">
            <text:p>As says the publication, the Russian defense Ministry first became interested in the project, but later the cooperation with the Studio Besson slowed down.</text:p>
          </table:table-cell>
          <table:table-cell table:style-name="ce3" office:value-type="string" calcext:value-type="string">
            <text:p>Y</text:p>
          </table:table-cell>
          <table:table-cell table:style-name="ce3" office:value-type="string" calcext:value-type="string">
            <text:p>G</text:p>
          </table:table-cell>
          <table:table-cell table:style-name="ce3" office:value-type="string" calcext:value-type="string">
            <text:p>B</text:p>
          </table:table-cell>
          <table:table-cell table:style-name="ce3" office:value-type="string" calcext:value-type="string">
            <text:p>B is the worst because wrong translation of "российское оборонное ведомство"</text:p>
          </table:table-cell>
          <table:table-cell table:number-columns-repeated="1016"/>
        </table:table-row>
        <table:table-row table:style-name="ro1">
          <table:table-cell table:style-name="ce3" table:number-columns-repeated="4"/>
          <table:table-cell table:style-name="ce3" office:value-type="string" calcext:value-type="string">
            <text:p>G</text:p>
          </table:table-cell>
          <table:table-cell table:style-name="ce3"/>
          <table:table-cell table:style-name="ce3" office:value-type="string" calcext:value-type="string">
            <text:p>B</text:p>
          </table:table-cell>
          <table:table-cell table:style-name="ce3"/>
          <table:table-cell table:number-columns-repeated="1016"/>
        </table:table-row>
        <table:table-row table:style-name="ro1">
          <table:table-cell table:style-name="ce3" office:value-type="string" calcext:value-type="string">
            <text:p>Сам же он считал, что за его стремлением постоянно находиться среди людей стояло внутреннее одиночество.</text:p>
          </table:table-cell>
          <table:table-cell table:style-name="ce3" office:value-type="string" calcext:value-type="string">
            <text:p>He believed that his desire to be among the people stood inner loneliness.</text:p>
          </table:table-cell>
          <table:table-cell table:style-name="ce3" office:value-type="string" calcext:value-type="string">
            <text:p>He himself believed that for his desire to constantly be among people stood inner loneliness.</text:p>
          </table:table-cell>
          <table:table-cell table:style-name="ce3" office:value-type="string" calcext:value-type="string">
            <text:p>He believed that his desire to reside among the people was an internal loneliness.</text:p>
          </table:table-cell>
          <table:table-cell table:style-name="ce3" office:value-type="string" calcext:value-type="string">
            <text:p>Y</text:p>
          </table:table-cell>
          <table:table-cell table:style-name="ce3" office:value-type="string" calcext:value-type="string">
            <text:p>G</text:p>
          </table:table-cell>
          <table:table-cell table:style-name="ce3" office:value-type="string" calcext:value-type="string">
            <text:p>B</text:p>
          </table:table-cell>
          <table:table-cell table:style-name="ce3" office:value-type="string" calcext:value-type="string">
            <text:p>G has a mistake in a word order , B didn't get that loneliness stands for him but not for desire, Y was great <text:s/>. It also paraphrases the sentence.</text:p>
          </table:table-cell>
          <table:table-cell table:number-columns-repeated="1016"/>
        </table:table-row>
        <table:table-row table:style-name="ro1">
          <table:table-cell table:style-name="ce3" office:value-type="string" calcext:value-type="string">
            <text:p>Другая серьёзная проблема расположения автовокзала в центральной части города в настоящее время состоит в том, что автобусы тратят до часа на выезд из города, преодолевая пробки. </text:p>
          </table:table-cell>
          <table:table-cell table:style-name="ce11" office:value-type="string" calcext:value-type="string">
            <text:p>Another serious problem is the location of the bus station in the central part of the town at present is that coaches spend hours before leaving the city, breaking the tube.</text:p>
          </table:table-cell>
          <table:table-cell table:style-name="ce3" office:value-type="string" calcext:value-type="string">
            <text:p>Another serious problem of the location of the bus station in the central part of the city at the present time is that buses spend up to an hour to leave the city, overcoming traffic jams.</text:p>
          </table:table-cell>
          <table:table-cell table:style-name="ce3" office:value-type="string" calcext:value-type="string">
            <text:p>Another serious problem of the location of the bus station in the Central part of the city at the present time is that buses spend up to hours on the outskirts of the city, overcoming traffic jams</text:p>
          </table:table-cell>
          <table:table-cell table:style-name="ce3" office:value-type="string" calcext:value-type="string">
            <text:p>Y</text:p>
          </table:table-cell>
          <table:table-cell table:style-name="ce3" office:value-type="string" calcext:value-type="string">
            <text:p>G</text:p>
          </table:table-cell>
          <table:table-cell table:style-name="ce3" office:value-type="string" calcext:value-type="string">
            <text:p>B</text:p>
          </table:table-cell>
          <table:table-cell table:style-name="ce3" office:value-type="string" calcext:value-type="string">
            <text:p>Bing didn't understand the syntax of Russian sentence.</text:p>
          </table:table-cell>
          <table:table-cell table:number-columns-repeated="1016"/>
        </table:table-row>
        <table:table-row table:style-name="ro1">
          <table:table-cell table:style-name="ce3" office:value-type="string" calcext:value-type="string">
            <text:p>Давай придумаем какую-нибудь фразу</text:p>
          </table:table-cell>
          <table:table-cell table:style-name="ce3"/>
          <table:table-cell table:style-name="ce3" office:value-type="string" calcext:value-type="string">
            <text:p>Let's think up some phrase</text:p>
          </table:table-cell>
          <table:table-cell table:style-name="ce3" office:value-type="string" calcext:value-type="string">
            <text:p>Let's come up with some words</text:p>
          </table:table-cell>
          <table:table-cell table:style-name="ce3" table:number-columns-repeated="4"/>
          <table:table-cell table:number-columns-repeated="1016"/>
        </table:table-row>
        <table:table-row table:style-name="ro1">
          <table:table-cell table:style-name="ce3" office:value-type="string" calcext:value-type="string">
            <text:p>Я не могу загрузить страницу, это грустно</text:p>
          </table:table-cell>
          <table:table-cell table:style-name="ce3"/>
          <table:table-cell table:style-name="ce3" office:value-type="string" calcext:value-type="string">
            <text:p>I can not load the page, it's sad</text:p>
          </table:table-cell>
          <table:table-cell table:style-name="ce3" office:value-type="string" calcext:value-type="string">
            <text:p>I can't load the page, it's sad</text:p>
          </table:table-cell>
          <table:table-cell table:style-name="ce3" table:number-columns-repeated="4"/>
          <table:table-cell table:number-columns-repeated="1016"/>
        </table:table-row>
        <table:table-row table:style-name="ro1">
          <table:table-cell table:style-name="ce3" office:value-type="string" calcext:value-type="string">
            <text:p>Ты можешь дать мне немного примеров</text:p>
          </table:table-cell>
          <table:table-cell table:style-name="ce3"/>
          <table:table-cell table:style-name="ce3" office:value-type="string" calcext:value-type="string">
            <text:p>You can give me some examples</text:p>
          </table:table-cell>
          <table:table-cell table:style-name="ce3" office:value-type="string" calcext:value-type="string">
            <text:p>Can you give me some examples</text:p>
          </table:table-cell>
          <table:table-cell table:style-name="ce3" table:number-columns-repeated="4"/>
          <table:table-cell table:number-columns-repeated="1016"/>
        </table:table-row>
        <table:table-row table:style-name="ro1">
          <table:table-cell table:style-name="ce3" office:value-type="string" calcext:value-type="string">
            <text:p>Хоббиты шли по раскаленной сковороде безжизненной пустыни </text:p>
          </table:table-cell>
          <table:table-cell table:style-name="ce3"/>
          <table:table-cell table:style-name="ce6"/>
          <table:table-cell table:style-name="ce3" office:value-type="string" calcext:value-type="string">
            <text:p>The hobbits went on a hot pan desert</text:p>
          </table:table-cell>
          <table:table-cell table:style-name="ce3" table:number-columns-repeated="4"/>
          <table:table-cell table:number-columns-repeated="1016"/>
        </table:table-row>
        <table:table-row table:style-name="ro1" table:number-rows-repeated="2">
          <table:table-cell table:style-name="ce3" table:number-columns-repeated="2"/>
          <table:table-cell table:style-name="ce6"/>
          <table:table-cell table:style-name="ce3" table:number-columns-repeated="5"/>
          <table:table-cell table:number-columns-repeated="1016"/>
        </table:table-row>
        <table:table-row table:style-name="ro1">
          <table:table-cell table:style-name="ce3" table:number-columns-repeated="2"/>
          <table:table-cell table:style-name="ce24"/>
          <table:table-cell table:style-name="ce3" table:number-columns-repeated="5"/>
          <table:table-cell table:number-columns-repeated="1016"/>
        </table:table-row>
        <table:table-row table:style-name="ro1">
          <table:table-cell table:style-name="ce3" table:number-columns-repeated="8"/>
          <table:table-cell table:number-columns-repeated="1016"/>
        </table:table-row>
        <table:table-row table:style-name="ro1" table:number-rows-repeated="977">
          <table:table-cell table:style-name="ce3" table:number-columns-repeated="8"/>
          <table:table-cell table:number-columns-repeated="1016"/>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Segoe UI&quot;" svg:font-family="'&quot;Segoe UI&quot;'"/>
    <style:font-face style:name="'Segoe UI'" svg:font-family="''Segoe UI''"/>
    <style:font-face style:name="Arial" svg:font-family="Arial"/>
    <style:font-face style:name="Cambria" svg:font-family="Cambria"/>
    <style:font-face style:name="Inherit" svg:font-family="Inherit"/>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_20_-_3e__20_Ru" style:display-name="PageStyle_En -&gt; Ru" style:page-layout-name="Mpm3">
      <style:header style:display="false"/>
      <style:header-left style:display="false"/>
      <style:footer style:display="false"/>
      <style:footer-left style:display="false"/>
    </style:master-page>
    <style:master-page style:name="PageStyle_5f_Ru_20_-_3e__20_En" style:display-name="PageStyle_Ru -&gt; 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328" meta:object-count="0"/>
    <meta:generator>LibreOfficeDev/5.1.0.3$Linux_X86_64 LibreOffice_project/</meta:generator>
  </office:meta>
</office:document-meta>
</file>